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1"><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96873062" text:style-name="L1">
        <text:list-item>
          <text:p text:style-name="P13">millimoles, </text:p>
        </text:list-item>
        <text:list-item>
          <text:p text:style-name="P13">milliEquivalents, </text:p>
        </text:list-item>
        <text:list-item>
          <text:p text:style-name="P13">millicuries, and </text:p>
        </text:list-item>
        <text:list-item>
          <text:p text:style-name="P13">international units.</text:p>
        </text:list-item>
      </text:list>
      <text:p text:style-name="P9"/>
      <text:p text:style-name="P10">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9"/>
      <text:p text:style-name="P9"><text:soft-page-break/></text:p>
      <text:p text:style-name="P3">Let's look at an example problem with dibasic sodium phosphate (Na<text:span text:style-name="T7">2</text:span>HPO<text:span text:style-name="T7">4</text:span>).</text:p>
      <text:p text:style-name="P9"/>
      <text:p text:style-name="P9">Example</text:p>
      <text:p text:style-name="P9"/>
      <text:p text:style-name="P9">A patient needs an infusion with 15 mMol of </text:p>
      <text:p text:style-name="P9"/>
      <text:p text:style-name="P9">lorem ipsum</text:p>
      <text:p text:style-name="P9"/>
      <text:p text:style-name="P9">lor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0-30T19:20:53</dc:date>
    <dc:creator>Sean Parsons</dc:creator>
    <meta:editing-duration>PT5H53M36S</meta:editing-duration>
    <meta:editing-cycles>6</meta:editing-cycles>
    <meta:generator>LibreOffice/3.4$Linux LibreOffice_project/340m1$Build-302</meta:generator>
    <meta:printed-by>Sean Parsons</meta:printed-by>
    <meta:print-date>2011-08-08T15:06:07</meta:print-date>
    <meta:document-statistic meta:table-count="0" meta:image-count="3" meta:object-count="0" meta:page-count="5" meta:paragraph-count="20" meta:word-count="370" meta:character-count="2089" meta:non-whitespace-character-count="1740"/>
  </office:meta>
</office:document-meta>
</file>